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90000003D9E1723B1EA64FF39.png" manifest:media-type="image/png"/>
  <manifest:file-entry manifest:full-path="Pictures/1000000000000031000000314EA4F80F685E6966.png" manifest:media-type="image/png"/>
  <manifest:file-entry manifest:full-path="Pictures/1000000000000036000000415A2C03C69AC84F46.png" manifest:media-type="image/png"/>
  <manifest:file-entry manifest:full-path="Pictures/10000000000000300000004EFC5331B297397505.png" manifest:media-type="image/png"/>
  <manifest:file-entry manifest:full-path="Pictures/100000000000002F000000372A6B70B1D09EA99D.png" manifest:media-type="image/png"/>
  <manifest:file-entry manifest:full-path="Pictures/10000000000000430000003400BC1EC17424C27C.png" manifest:media-type="image/png"/>
  <manifest:file-entry manifest:full-path="Pictures/100000000000004600000038088EF6F2992475A0.png" manifest:media-type="image/png"/>
  <manifest:file-entry manifest:full-path="Pictures/100000000000002D0000002DC40E5D3DD081F738.png" manifest:media-type="image/png"/>
  <manifest:file-entry manifest:full-path="Pictures/100000000000002C0000002C159325BF5E6A76EC.png" manifest:media-type="image/png"/>
  <manifest:file-entry manifest:full-path="Pictures/100000000000003400000035773C83B2BEE30A74.png" manifest:media-type="image/png"/>
  <manifest:file-entry manifest:full-path="Pictures/100000000000005E00000059C4BD7839C6B92F2D.png" manifest:media-type="image/png"/>
  <manifest:file-entry manifest:full-path="Pictures/10000000000000340000003BFAAD16A131580DB1.png" manifest:media-type="image/png"/>
  <manifest:file-entry manifest:full-path="Pictures/100000000000003C0000002816890DFC1C9C27F5.png" manifest:media-type="image/png"/>
  <manifest:file-entry manifest:full-path="Pictures/10000000000000510000004F0865A6BAA7DFE53E.png" manifest:media-type="image/png"/>
  <manifest:file-entry manifest:full-path="Pictures/1000000000000048000000465C75A68AD641CA60.png" manifest:media-type="image/png"/>
  <manifest:file-entry manifest:full-path="Pictures/1000000000000051000000527F2BE1A180C96145.png" manifest:media-type="image/png"/>
  <manifest:file-entry manifest:full-path="Pictures/100000000000003500000033DA19650F0376B1D2.png" manifest:media-type="image/png"/>
  <manifest:file-entry manifest:full-path="Pictures/100000000000004E0000004D98BD17FC91A3C1E1.png" manifest:media-type="image/png"/>
  <manifest:file-entry manifest:full-path="Pictures/100000000000004B00000049D8319ACD0B80AE06.png" manifest:media-type="image/png"/>
  <manifest:file-entry manifest:full-path="Pictures/10000000000000440000002A6808FB89582221FD.png" manifest:media-type="image/png"/>
  <manifest:file-entry manifest:full-path="Pictures/100000000000003B000000474EC9DFBB44537B67.png" manifest:media-type="image/png"/>
  <manifest:file-entry manifest:full-path="Pictures/10000000000000540000004FB6CFC17F233E8C92.png" manifest:media-type="image/png"/>
  <manifest:file-entry manifest:full-path="Pictures/1000000000000046000000462A626722A3840170.png" manifest:media-type="image/png"/>
  <manifest:file-entry manifest:full-path="Pictures/10000000000000450000003D04293F3C957557E7.png" manifest:media-type="image/png"/>
  <manifest:file-entry manifest:full-path="Pictures/100000000000003400000052A9E3DC9521288195.png" manifest:media-type="image/png"/>
  <manifest:file-entry manifest:full-path="Pictures/100000000000002B00000030D0FF81CE60DD25BD.png" manifest:media-type="image/png"/>
  <manifest:file-entry manifest:full-path="Pictures/100000000000002E0000002E7C664A1830E9E258.png" manifest:media-type="image/png"/>
  <manifest:file-entry manifest:full-path="Pictures/10000000000000300000002F35FBEF018164B364.png" manifest:media-type="image/png"/>
  <manifest:file-entry manifest:full-path="Pictures/100000000000002F0000002D7FA7095F314EEB0E.png" manifest:media-type="image/png"/>
  <manifest:file-entry manifest:full-path="Pictures/1000000000000048000000451EB06B079BCEC7D3.png" manifest:media-type="image/png"/>
  <manifest:file-entry manifest:full-path="Pictures/100000000000003300000031E576756B655AB5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98cm" style:rel-column-width="6160*"/>
    </style:style>
    <style:style style:name="Tabla1.B" style:family="table-column">
      <style:table-column-properties style:column-width="2.207cm" style:rel-column-width="8506*"/>
    </style:style>
    <style:style style:name="Tabla1.C" style:family="table-column">
      <style:table-column-properties style:column-width="4.392cm" style:rel-column-width="16931*"/>
    </style:style>
    <style:style style:name="Tabla1.D" style:family="table-column">
      <style:table-column-properties style:column-width="1.6cm" style:rel-column-width="6167*"/>
    </style:style>
    <style:style style:name="Tabla1.E" style:family="table-column">
      <style:table-column-properties style:column-width="3.302cm" style:rel-column-width="12728*"/>
    </style:style>
    <style:style style:name="Tabla1.F" style:family="table-column">
      <style:table-column-properties style:column-width="3.902cm" style:rel-column-width="15043*"/>
    </style:style>
    <style:style style:name="Tabla1.A1" style:family="table-cell">
      <style:table-cell-properties fo:background-color="#e8f2a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e8f2a1" fo:padding="0.097cm" fo:border="0.05pt solid #000000">
        <style:background-image/>
      </style:table-cell-properties>
    </style:style>
    <style:style style:name="Tabla1.A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" style:family="paragraph" style:parent-style-name="Table_20_Contents">
      <style:text-properties style:font-name="Liberation Sans" fo:font-size="7pt" style:font-size-asian="7pt" style:font-size-complex="7pt"/>
    </style:style>
    <style:style style:name="P3" style:family="paragraph" style:parent-style-name="Table_20_Contents">
      <style:text-properties style:font-name="Liberation Sans" fo:font-size="7pt" officeooo:rsid="0014048c" officeooo:paragraph-rsid="0014048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5" style:family="paragraph" style:parent-style-name="Table_20_Contents">
      <style:text-properties style:font-name="Liberation Sans" fo:font-size="7pt" officeooo:rsid="00166c26" officeooo:paragraph-rsid="00166c26" style:font-size-asian="7pt" style:font-size-complex="7pt"/>
    </style:style>
    <style:style style:name="P6" style:family="paragraph" style:parent-style-name="Table_20_Contents">
      <style:text-properties style:font-name="Liberation Sans" fo:font-size="7pt" officeooo:rsid="00166c26" officeooo:paragraph-rsid="0018b261" style:font-size-asian="7pt" style:font-size-complex="7pt"/>
    </style:style>
    <style:style style:name="P7" style:family="paragraph" style:parent-style-name="Table_20_Contents">
      <style:text-properties style:font-name="Liberation Sans" fo:font-size="7pt" officeooo:rsid="0017e063" officeooo:paragraph-rsid="0018b261" style:font-size-asian="7pt" style:font-size-complex="7pt"/>
    </style:style>
    <style:style style:name="P8" style:family="paragraph" style:parent-style-name="Table_20_Contents">
      <style:text-properties style:font-name="Liberation Sans" fo:font-size="7pt" officeooo:paragraph-rsid="0018b261" style:font-size-asian="7pt" style:font-size-complex="7pt"/>
    </style:style>
    <style:style style:name="P9" style:family="paragraph" style:parent-style-name="Table_20_Contents">
      <style:text-properties style:font-name="Liberation Sans" fo:font-size="7pt" officeooo:rsid="00195ead" officeooo:paragraph-rsid="00195ead" style:font-size-asian="7pt" style:font-size-complex="7pt"/>
    </style:style>
    <style:style style:name="P10" style:family="paragraph" style:parent-style-name="Table_20_Contents">
      <style:text-properties style:font-name="Liberation Sans" fo:font-size="7pt" officeooo:rsid="00195ead" officeooo:paragraph-rsid="00239771" style:font-size-asian="7pt" style:font-size-complex="7pt"/>
    </style:style>
    <style:style style:name="P11" style:family="paragraph" style:parent-style-name="Table_20_Contents">
      <style:text-properties style:font-name="Liberation Sans" fo:font-size="7pt" officeooo:paragraph-rsid="001a8dd9" style:font-size-asian="7pt" style:font-size-complex="7pt"/>
    </style:style>
    <style:style style:name="P12" style:family="paragraph" style:parent-style-name="Table_20_Contents">
      <style:text-properties style:font-name="Liberation Sans" fo:font-size="7pt" officeooo:rsid="001a8dd9" officeooo:paragraph-rsid="001a8dd9" style:font-size-asian="7pt" style:font-size-complex="7pt"/>
    </style:style>
    <style:style style:name="P13" style:family="paragraph" style:parent-style-name="Table_20_Contents">
      <style:text-properties style:font-name="Liberation Sans" fo:font-size="7pt" officeooo:rsid="001b06c5" officeooo:paragraph-rsid="001b06c5" style:font-size-asian="7pt" style:font-size-complex="7pt"/>
    </style:style>
    <style:style style:name="P14" style:family="paragraph" style:parent-style-name="Table_20_Contents">
      <style:text-properties style:font-name="Liberation Sans" fo:font-size="7pt" officeooo:rsid="001d00c2" officeooo:paragraph-rsid="001d00c2" style:font-size-asian="7pt" style:font-size-complex="7pt"/>
    </style:style>
    <style:style style:name="P15" style:family="paragraph" style:parent-style-name="Table_20_Contents">
      <style:text-properties style:font-name="Liberation Sans" fo:font-size="7pt" officeooo:rsid="001e6ab6" officeooo:paragraph-rsid="001e6ab6" style:font-size-asian="7pt" style:font-size-complex="7pt"/>
    </style:style>
    <style:style style:name="P16" style:family="paragraph" style:parent-style-name="Table_20_Contents">
      <style:text-properties style:font-name="Liberation Sans" fo:font-size="7pt" officeooo:rsid="001fda82" officeooo:paragraph-rsid="001fda82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7pt" officeooo:rsid="001fda82" officeooo:paragraph-rsid="001fda82" style:font-size-asian="7pt" style:font-size-complex="7pt"/>
    </style:style>
    <style:style style:name="P18" style:family="paragraph" style:parent-style-name="Table_20_Contents">
      <style:text-properties style:font-name="Liberation Sans" fo:font-size="7pt" officeooo:rsid="00239771" officeooo:paragraph-rsid="00239771" style:font-size-asian="7pt" style:font-size-complex="7pt"/>
    </style:style>
    <style:style style:name="P19" style:family="paragraph" style:parent-style-name="Table_20_Contents">
      <style:text-properties style:font-name="Liberation Sans" fo:font-size="7pt" officeooo:rsid="0023e9c4" officeooo:paragraph-rsid="0023e9c4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6pt" officeooo:rsid="0013cfeb" officeooo:paragraph-rsid="0013cfeb" style:font-size-asian="6pt" style:font-size-complex="6pt"/>
    </style:style>
    <style:style style:name="P21" style:family="paragraph" style:parent-style-name="Table_20_Contents">
      <style:text-properties style:font-name="Liberation Sans" fo:font-size="6pt" officeooo:rsid="0013cfeb" officeooo:paragraph-rsid="0013cfeb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7pt" fo:font-weight="bold" officeooo:rsid="0013cfeb" officeooo:paragraph-rsid="0013cfeb" style:font-size-asian="7pt" style:font-weight-asian="bold" style:font-size-complex="7pt" style:font-weight-complex="bold"/>
    </style:style>
    <style:style style:name="P23" style:family="paragraph" style:parent-style-name="Table_20_Contents">
      <style:text-properties officeooo:paragraph-rsid="001a8dd9"/>
    </style:style>
    <style:style style:name="P24" style:family="paragraph" style:parent-style-name="Standard">
      <style:text-properties officeooo:rsid="00166c26" officeooo:paragraph-rsid="00166c26"/>
    </style:style>
    <style:style style:name="T1" style:family="text">
      <style:text-properties officeooo:rsid="00166c26"/>
    </style:style>
    <style:style style:name="T2" style:family="text">
      <style:text-properties officeooo:rsid="0017e063"/>
    </style:style>
    <style:style style:name="T3" style:family="text">
      <style:text-properties style:font-name="Liberation Sans" fo:font-size="7pt" officeooo:rsid="00195ead" style:font-size-asian="7pt" style:font-size-complex="7pt"/>
    </style:style>
    <style:style style:name="T4" style:family="text">
      <style:text-properties style:font-name="Liberation Sans" fo:font-size="7pt" officeooo:rsid="001a8dd9" style:font-size-asian="7pt" style:font-size-complex="7pt"/>
    </style:style>
    <style:style style:name="T5" style:family="text">
      <style:text-properties officeooo:rsid="0018b261"/>
    </style:style>
    <style:style style:name="T6" style:family="text">
      <style:text-properties officeooo:rsid="001a8dd9"/>
    </style:style>
    <style:style style:name="T7" style:family="text">
      <style:text-properties officeooo:rsid="001b06c5"/>
    </style:style>
    <style:style style:name="T8" style:family="text">
      <style:text-properties officeooo:rsid="00239771"/>
    </style:style>
    <style:style style:name="T9" style:family="text">
      <style:text-properties officeooo:rsid="0025407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2">Botón</text:p>
          </table:table-cell>
          <table:table-cell table:style-name="Tabla1.A1" office:value-type="string">
            <text:p text:style-name="P22">Carácter</text:p>
          </table:table-cell>
          <table:table-cell table:style-name="Tabla1.A1" office:value-type="string">
            <text:p text:style-name="P22">Función</text:p>
          </table:table-cell>
          <table:table-cell table:style-name="Tabla1.A1" office:value-type="string">
            <text:p text:style-name="P22">Botón</text:p>
          </table:table-cell>
          <table:table-cell table:style-name="Tabla1.A1" office:value-type="string">
            <text:p text:style-name="P22">Carácter</text:p>
          </table:table-cell>
          <table:table-cell table:style-name="Tabla1.F1" office:value-type="string">
            <text:p text:style-name="P22">Función</text:p>
          </table:table-cell>
        </table:table-row>
        <table:table-row>
          <table:table-cell table:style-name="Tabla1.A2" office:value-type="string">
            <text:p text:style-name="P20">CONNECT</text:p>
          </table:table-cell>
          <table:table-cell table:style-name="Tabla1.A2" table:number-columns-spanned="2" office:value-type="string">
            <text:p text:style-name="P21">Empareja y conecta con el módulo HC-10</text:p>
          </table:table-cell>
          <table:covered-table-cell/>
          <table:table-cell table:style-name="Tabla1.A2" office:value-type="string">
            <text:p text:style-name="P20">DISCONNECT</text:p>
          </table:table-cell>
          <table:table-cell table:style-name="Tabla1.E2" table:number-columns-spanned="2" office:value-type="string">
            <text:p text:style-name="P21">Desconecta el Bluetooth</text:p>
          </table:table-cell>
          <table:covered-table-cell/>
        </table:table-row>
        <table:table-row>
          <table:table-cell table:style-name="Tabla1.A3" office:value-type="string">
            <text:p text:style-name="P1"><draw:frame draw:style-name="fr1" draw:name="Imagen1" text:anchor-type="as-char" svg:width="0.7cm" svg:height="0.66cm" draw:z-index="0"><draw:image xlink:href="Pictures/10000000000000540000004FB6CFC17F233E8C92.png" xlink:type="simple" xlink:show="embed" xlink:actuate="onLoad" draw:mime-type="image/png"/></draw:frame></text:p>
          </table:table-cell>
          <table:table-cell table:style-name="Tabla1.A3" office:value-type="string">
            <text:p text:style-name="P5">Un clic envía ‘A’</text:p>
          </table:table-cell>
          <table:table-cell table:style-name="Tabla1.A3" office:value-type="string">
            <text:p text:style-name="P3">Encender LED</text:p>
          </table:table-cell>
          <table:table-cell table:style-name="Tabla1.A3" office:value-type="string">
            <text:p text:style-name="P4"><draw:frame draw:style-name="fr2" draw:name="Imagen16" text:anchor-type="as-char" svg:width="0.7cm" svg:height="0.681cm" draw:z-index="13"><draw:image xlink:href="Pictures/100000000000004B00000049D8319ACD0B80AE06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H’</text:span></text:p>
          </table:table-cell>
          <table:table-cell table:style-name="Tabla1.F3" office:value-type="string">
            <text:p text:style-name="P14">Apagar el LED</text:p>
          </table:table-cell>
        </table:table-row>
        <table:table-row>
          <table:table-cell table:style-name="Tabla1.A3" office:value-type="string">
            <text:p text:style-name="P1"><draw:frame draw:style-name="fr2" draw:name="Imagen2" text:anchor-type="as-char" svg:width="0.7cm" svg:height="0.621cm" draw:z-index="1"><draw:image xlink:href="Pictures/10000000000000450000003D04293F3C957557E7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m’</text:span></text:p>
          </table:table-cell>
          <table:table-cell table:style-name="Tabla1.A3" office:value-type="string">
            <text:p text:style-name="P9">Activar tiras LEDs RGB</text:p>
          </table:table-cell>
          <table:table-cell table:style-name="Tabla1.A3" office:value-type="string">
            <text:p text:style-name="P4"><draw:frame draw:style-name="fr2" draw:name="Imagen17" text:anchor-type="as-char" svg:width="0.7cm" svg:height="0.681cm" draw:z-index="15"><draw:image xlink:href="Pictures/1000000000000048000000465C75A68AD641CA60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G’</text:span></text:p>
          </table:table-cell>
          <table:table-cell table:style-name="Tabla1.F3" office:value-type="string">
            <text:p text:style-name="P14">Desactivar tiras LEDs RGB</text:p>
          </table:table-cell>
        </table:table-row>
        <table:table-row>
          <table:table-cell table:style-name="Tabla1.A3" office:value-type="string">
            <text:p text:style-name="P1"><draw:frame draw:style-name="fr1" draw:name="Imagen3" text:anchor-type="as-char" svg:width="0.7cm" svg:height="0.681cm" draw:z-index="2"><draw:image xlink:href="Pictures/10000000000000510000004F0865A6BAA7DFE53E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J’</text:span></text:p>
          </table:table-cell>
          <table:table-cell table:style-name="Tabla1.A3" office:value-type="string">
            <text:p text:style-name="P9">Escuchar música</text:p>
          </table:table-cell>
          <table:table-cell table:style-name="Tabla1.A3" office:value-type="string">
            <text:p text:style-name="P4"><draw:frame draw:style-name="fr2" draw:name="Imagen18" text:anchor-type="as-char" svg:width="0.7cm" svg:height="0.66cm" draw:z-index="16"><draw:image xlink:href="Pictures/100000000000005E00000059C4BD7839C6B92F2D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I’</text:span></text:p>
            <text:p text:style-name="P18">(i mayúscula)</text:p>
          </table:table-cell>
          <table:table-cell table:style-name="Tabla1.F3" office:value-type="string">
            <text:p text:style-name="P10">Escuchar <text:span text:style-name="T8">sonido</text:span></text:p>
          </table:table-cell>
        </table:table-row>
        <table:table-row>
          <table:table-cell table:style-name="Tabla1.A3" office:value-type="string">
            <text:p text:style-name="P1"><draw:frame draw:style-name="fr1" draw:name="Imagen4" text:anchor-type="as-char" svg:width="0.7cm" svg:height="0.711cm" draw:z-index="3"><draw:image xlink:href="Pictures/100000000000003400000035773C83B2BEE30A74.png" xlink:type="simple" xlink:show="embed" xlink:actuate="onLoad" draw:mime-type="image/png"/></draw:frame></text:p>
          </table:table-cell>
          <table:table-cell table:style-name="Tabla1.A3" office:value-type="string">
            <text:p text:style-name="P7"><text:span text:style-name="T1">Un clic envía </text:span>‘W’</text:p>
          </table:table-cell>
          <table:table-cell table:style-name="Tabla1.A3" office:value-type="string">
            <text:p text:style-name="P9">Chequeo el valor de la humedad</text:p>
          </table:table-cell>
          <table:table-cell table:style-name="Tabla1.A3" office:value-type="string">
            <text:p text:style-name="P4"><draw:frame draw:style-name="fr2" draw:name="Imagen19" text:anchor-type="as-char" svg:width="0.7cm" svg:height="0.79cm" draw:z-index="17"><draw:image xlink:href="Pictures/10000000000000340000003BFAAD16A131580DB1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Z’</text:span></text:p>
          </table:table-cell>
          <table:table-cell table:style-name="Tabla1.F3" office:value-type="string">
            <text:p text:style-name="P15">Dejar de chequear el valor de la humedad</text:p>
          </table:table-cell>
        </table:table-row>
        <table:table-row>
          <table:table-cell table:style-name="Tabla1.A3" office:value-type="string">
            <text:p text:style-name="P1"><draw:frame draw:style-name="fr1" draw:name="Imagen5" text:anchor-type="as-char" svg:width="0.7cm" svg:height="0.84cm" draw:z-index="4"><draw:image xlink:href="Pictures/1000000000000036000000415A2C03C69AC84F46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*’</text:p>
          </table:table-cell>
          <table:table-cell table:style-name="Tabla1.A3" office:value-type="string">
            <text:p text:style-name="P12">Chequea si hay alguien en los alrededores</text:p>
          </table:table-cell>
          <table:table-cell table:style-name="Tabla1.A3" office:value-type="string">
            <text:p text:style-name="P4"><draw:frame draw:style-name="fr2" draw:name="Imagen20" text:anchor-type="as-char" svg:width="0.7cm" svg:height="0.84cm" draw:z-index="18"><draw:image xlink:href="Pictures/100000000000003B000000474EC9DFBB44537B67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Z’</text:span></text:p>
          </table:table-cell>
          <table:table-cell table:style-name="Tabla1.F3" office:value-type="string">
            <text:p text:style-name="P15">Desactivar el detector de presencia</text:p>
          </table:table-cell>
        </table:table-row>
        <table:table-row>
          <table:table-cell table:style-name="Tabla1.A3" office:value-type="string">
            <text:p text:style-name="P1"><draw:frame draw:style-name="fr1" draw:name="Imagen6" text:anchor-type="as-char" svg:width="0.7cm" svg:height="0.67cm" draw:z-index="5"><draw:image xlink:href="Pictures/1000000000000048000000451EB06B079BCEC7D3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y’</text:span></text:p>
          </table:table-cell>
          <table:table-cell table:style-name="Tabla1.A3" office:value-type="string">
            <text:p text:style-name="P9">Chequeo el valor de la luz ambiente</text:p>
          </table:table-cell>
          <table:table-cell table:style-name="Tabla1.A3" office:value-type="string">
            <text:p text:style-name="P4"><draw:frame draw:style-name="fr2" draw:name="Imagen21" text:anchor-type="as-char" svg:width="0.7cm" svg:height="0.69cm" draw:z-index="19"><draw:image xlink:href="Pictures/100000000000004E0000004D98BD17FC91A3C1E1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9">Z</text:span><text:span text:style-name="T7">’</text:span></text:p>
          </table:table-cell>
          <table:table-cell table:style-name="Tabla1.F3" office:value-type="string">
            <text:p text:style-name="P15">Dejar de chequear el valor de la luz ambiente</text:p>
          </table:table-cell>
        </table:table-row>
        <table:table-row>
          <table:table-cell table:style-name="Tabla1.A3" office:value-type="string">
            <text:p text:style-name="P1"><draw:frame draw:style-name="fr1" draw:name="Imagen7" text:anchor-type="as-char" svg:width="0.7cm" svg:height="0.55cm" draw:z-index="6"><draw:image xlink:href="Pictures/10000000000000430000003400BC1EC17424C27C.png" xlink:type="simple" xlink:show="embed" xlink:actuate="onLoad" draw:mime-type="image/png"/></draw:frame></text:p>
          </table:table-cell>
          <table:table-cell table:style-name="Tabla1.A3" office:value-type="string">
            <text:p text:style-name="P6">Un clic envía ‘<text:span text:style-name="T5">k’</text:span></text:p>
          </table:table-cell>
          <table:table-cell table:style-name="Tabla1.A3" office:value-type="string">
            <text:p text:style-name="P9">Chequeo del valor de la concentración de gases</text:p>
          </table:table-cell>
          <table:table-cell table:style-name="Tabla1.A3" office:value-type="string">
            <text:p text:style-name="P4"><draw:frame draw:style-name="fr2" draw:name="Imagen22" text:anchor-type="as-char" svg:width="0.7cm" svg:height="0.559cm" draw:z-index="20"><draw:image xlink:href="Pictures/100000000000004600000038088EF6F2992475A0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Z’</text:span></text:p>
          </table:table-cell>
          <table:table-cell table:style-name="Tabla1.F3" office:value-type="string">
            <text:p text:style-name="P15">Dejar de chequear el valor de la concentración de gases</text:p>
          </table:table-cell>
        </table:table-row>
        <table:table-row>
          <table:table-cell table:style-name="Tabla1.A3" office:value-type="string">
            <text:p text:style-name="P1"><draw:frame draw:style-name="fr1" draw:name="Imagen8" text:anchor-type="as-char" svg:width="0.7cm" svg:height="0.7cm" draw:z-index="7"><draw:image xlink:href="Pictures/1000000000000046000000462A626722A3840170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5">t</text:span><text:span text:style-name="T2">’</text:span></text:p>
          </table:table-cell>
          <table:table-cell table:style-name="Tabla1.A3" office:value-type="string">
            <text:p text:style-name="P9">Chequeo de presencia de vapor</text:p>
          </table:table-cell>
          <table:table-cell table:style-name="Tabla1.A3" office:value-type="string">
            <text:p text:style-name="P4"><draw:frame draw:style-name="fr2" draw:name="Imagen23" text:anchor-type="as-char" svg:width="0.7cm" svg:height="0.7cm" draw:z-index="21"><draw:image xlink:href="Pictures/1000000000000051000000527F2BE1A180C96145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Z’</text:span></text:p>
          </table:table-cell>
          <table:table-cell table:style-name="Tabla1.F3" office:value-type="string">
            <text:p text:style-name="P15">Dejar de chequear el valor de la presencia de vapor</text:p>
          </table:table-cell>
        </table:table-row>
        <table:table-row>
          <table:table-cell table:style-name="Tabla1.A3" office:value-type="string">
            <text:p text:style-name="P1"><draw:frame draw:style-name="fr1" draw:name="Imagen9" text:anchor-type="as-char" svg:width="0.43cm" svg:height="0.7cm" draw:z-index="22"><draw:image xlink:href="Pictures/10000000000000300000004EFC5331B297397505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l’</text:span></text:p>
            <text:p text:style-name="P19">(ele minúscula)</text:p>
          </table:table-cell>
          <table:table-cell table:style-name="Tabla1.A3" office:value-type="string">
            <text:p text:style-name="P9">Chequeo de la temperatura</text:p>
          </table:table-cell>
          <table:table-cell table:style-name="Tabla1.A3" office:value-type="string">
            <text:p text:style-name="P4"><draw:frame draw:style-name="fr2" draw:name="Imagen24" text:anchor-type="as-char" svg:width="0.439cm" svg:height="0.7cm" draw:z-index="23"><draw:image xlink:href="Pictures/100000000000003400000052A9E3DC9521288195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Z’</text:span></text:p>
          </table:table-cell>
          <table:table-cell table:style-name="Tabla1.F3" office:value-type="string">
            <text:p text:style-name="P15">Dejar de chequear el valor de la temperatura</text:p>
          </table:table-cell>
        </table:table-row>
        <table:table-row>
          <table:table-cell table:style-name="Tabla1.A3" office:value-type="string">
            <text:p text:style-name="P1"><draw:frame draw:style-name="fr2" draw:name="Imagen10" text:anchor-type="as-char" svg:width="0.7cm" svg:height="0.78cm" draw:z-index="8"><draw:image xlink:href="Pictures/100000000000002B00000030D0FF81CE60DD25BD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W’</text:span></text:p>
            <text:p text:style-name="P13">Desl.: ‘uxx’</text:p>
          </table:table-cell>
          <table:table-cell table:style-name="Tabla1.A3" office:value-type="string">
            <text:p text:style-name="P9">Abrir la puerta</text:p>
            <text:p text:style-name="P9">El deslizador fija el ángulo 0 a 180º</text:p>
          </table:table-cell>
          <table:table-cell table:style-name="Tabla1.A3" office:value-type="string">
            <text:p text:style-name="P4"><draw:frame draw:style-name="fr2" draw:name="Imagen25" text:anchor-type="as-char" svg:width="0.7cm" svg:height="0.81cm" draw:z-index="24"><draw:image xlink:href="Pictures/100000000000002F000000372A6B70B1D09EA99D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M’</text:span></text:p>
          </table:table-cell>
          <table:table-cell table:style-name="Tabla1.F3" office:value-type="string">
            <text:p text:style-name="P16">Cerrar la puerta</text:p>
          </table:table-cell>
        </table:table-row>
        <table:table-row>
          <table:table-cell table:style-name="Tabla1.A3" office:value-type="string">
            <text:p text:style-name="P1"><draw:frame draw:style-name="fr2" draw:name="Imagen11" text:anchor-type="as-char" svg:width="0.7cm" svg:height="0.7cm" draw:z-index="9"><draw:image xlink:href="Pictures/100000000000002E0000002E7C664A1830E9E258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U’</text:span></text:p>
            <text:p text:style-name="P13">Desl.: ‘vxx’</text:p>
          </table:table-cell>
          <table:table-cell table:style-name="Tabla1.A3" office:value-type="string">
            <text:p text:style-name="P9">Abrir la ventana del techo</text:p>
            <text:p text:style-name="P9">El deslizador fija el ángulo 0 a 180º</text:p>
          </table:table-cell>
          <table:table-cell table:style-name="Tabla1.A3" office:value-type="string">
            <text:p text:style-name="P4"><draw:frame draw:style-name="fr2" draw:name="Imagen26" text:anchor-type="as-char" svg:width="0.7cm" svg:height="0.681cm" draw:z-index="25"><draw:image xlink:href="Pictures/10000000000000300000002F35FBEF018164B364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9’</text:span></text:p>
          </table:table-cell>
          <table:table-cell table:style-name="Tabla1.F3" office:value-type="string">
            <text:p text:style-name="P16">Cerrar la ventana</text:p>
          </table:table-cell>
        </table:table-row>
        <table:table-row>
          <table:table-cell table:style-name="Tabla1.A3" office:value-type="string">
            <text:p text:style-name="P1"><draw:frame draw:style-name="fr2" draw:name="Imagen12" text:anchor-type="as-char" svg:width="0.7cm" svg:height="0.46cm" draw:z-index="10"><draw:image xlink:href="Pictures/100000000000003C0000002816890DFC1C9C27F5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P’</text:span></text:p>
            <text:p text:style-name="P13">Desl.: ‘sxx’</text:p>
          </table:table-cell>
          <table:table-cell table:style-name="Tabla1.A3" office:value-type="string">
            <text:p text:style-name="P9">Abrir el portón trasero</text:p>
            <text:p text:style-name="P9">El deslizador fija el ángulo 0 a 180º</text:p>
          </table:table-cell>
          <table:table-cell table:style-name="Tabla1.A3" office:value-type="string">
            <text:p text:style-name="P4"><draw:frame draw:style-name="fr2" draw:name="Imagen27" text:anchor-type="as-char" svg:width="0.7cm" svg:height="0.43cm" draw:z-index="26"><draw:image xlink:href="Pictures/10000000000000440000002A6808FB89582221FD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8’</text:span></text:p>
          </table:table-cell>
          <table:table-cell table:style-name="Tabla1.F3" office:value-type="string">
            <text:p text:style-name="P16">Cerrar el portón trasero</text:p>
          </table:table-cell>
        </table:table-row>
        <table:table-row>
          <table:table-cell table:style-name="Tabla1.A3" office:value-type="string">
            <text:p text:style-name="P1"><draw:frame draw:style-name="fr2" draw:name="Imagen13" text:anchor-type="as-char" svg:width="0.7cm" svg:height="0.67cm" draw:z-index="11"><draw:image xlink:href="Pictures/100000000000002F0000002D7FA7095F314EEB0E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V’</text:span></text:p>
            <text:p text:style-name="P13">Desl.: ‘xxx’</text:p>
          </table:table-cell>
          <table:table-cell table:style-name="Tabla1.A3" office:value-type="string">
            <text:p text:style-name="P9"><text:span text:style-name="T6">Establecer c</text:span>olor rojo para los faros</text:p>
            <text:p text:style-name="P9">El deslizador fija el valor 0 a 255</text:p>
          </table:table-cell>
          <table:table-cell table:style-name="Tabla1.A3" office:value-type="string">
            <text:p text:style-name="P4"><draw:frame draw:style-name="fr2" draw:name="Imagen28" text:anchor-type="as-char" svg:width="0.7cm" svg:height="0.67cm" draw:z-index="27"><draw:image xlink:href="Pictures/100000000000003500000033DA19650F0376B1D2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Y’</text:span></text:p>
          </table:table-cell>
          <table:table-cell table:style-name="Tabla1.F3" office:value-type="string">
            <text:p text:style-name="P2"/>
          </table:table-cell>
        </table:table-row>
        <table:table-row>
          <table:table-cell table:style-name="Tabla1.A3" office:value-type="string">
            <text:p text:style-name="P1"><draw:frame draw:style-name="fr2" draw:name="Imagen14" text:anchor-type="as-char" svg:width="0.7cm" svg:height="0.7cm" draw:z-index="12"><draw:image xlink:href="Pictures/100000000000002D0000002DC40E5D3DD081F738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Y’</text:span></text:p>
            <text:p text:style-name="P13">Desl.: ‘Dxx’</text:p>
          </table:table-cell>
          <table:table-cell table:style-name="Tabla1.A3" office:value-type="string">
            <text:p text:style-name="P23"><text:span text:style-name="T4">Establecer c</text:span><text:span text:style-name="T3">olor verde para los faros</text:span></text:p>
            <text:p text:style-name="P9">El deslizador fija el valor 0 a 255</text:p>
          </table:table-cell>
          <table:table-cell table:style-name="Tabla1.A3" office:value-type="string">
            <text:p text:style-name="P4"><draw:frame draw:style-name="fr2" draw:name="Imagen29" text:anchor-type="as-char" svg:width="0.7cm" svg:height="0.67cm" draw:z-index="28"><draw:image xlink:href="Pictures/100000000000003300000031E576756B655AB504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n’</text:span></text:p>
          </table:table-cell>
          <table:table-cell table:style-name="Tabla1.F3" office:value-type="string">
            <text:p text:style-name="P2"/>
          </table:table-cell>
        </table:table-row>
        <table:table-row>
          <table:table-cell table:style-name="Tabla1.A3" office:value-type="string">
            <text:p text:style-name="P1"><draw:frame draw:style-name="fr2" draw:name="Imagen15" text:anchor-type="as-char" svg:width="0.7cm" svg:height="0.7cm" draw:z-index="14"><draw:image xlink:href="Pictures/100000000000002C0000002C159325BF5E6A76EC.png" xlink:type="simple" xlink:show="embed" xlink:actuate="onLoad" draw:mime-type="image/png"/></draw:frame></text:p>
          </table:table-cell>
          <table:table-cell table:style-name="Tabla1.A3" office:value-type="string">
            <text:p text:style-name="P8"><text:span text:style-name="T1">Un clic envía </text:span>‘<text:span text:style-name="T2">Q’</text:span></text:p>
            <text:p text:style-name="P13">Desl.: ‘Exx’</text:p>
          </table:table-cell>
          <table:table-cell table:style-name="Tabla1.A3" office:value-type="string">
            <text:p text:style-name="P23"><text:span text:style-name="T4">Establecer c</text:span><text:span text:style-name="T3">olor azul para los faros</text:span></text:p>
            <text:p text:style-name="P9">El deslizador fija el valor 0 a 255</text:p>
          </table:table-cell>
          <table:table-cell table:style-name="Tabla1.A3" office:value-type="string">
            <text:p text:style-name="P4">"comandos-interface-control"<draw:frame draw:style-name="fr2" draw:name="Imagen30" text:anchor-type="as-char" svg:width="0.7cm" svg:height="0.7cm" draw:z-index="29"><draw:image xlink:href="Pictures/1000000000000031000000314EA4F80F685E6966.png" xlink:type="simple" xlink:show="embed" xlink:actuate="onLoad" draw:mime-type="image/png"/></draw:frame></text:p>
          </table:table-cell>
          <table:table-cell table:style-name="Tabla1.A3" office:value-type="string">
            <text:p text:style-name="P11"><text:span text:style-name="T1">Un clic envía ‘</text:span><text:span text:style-name="T7">Y’</text:span></text:p>
          </table:table-cell>
          <table:table-cell table:style-name="Tabla1.F3" office:value-type="string">
            <text:p text:style-name="P2"/>
          </table:table-cell>
        </table:table-row>
        <table:table-row>
          <table:table-cell table:style-name="Tabla1.A3" table:number-columns-spanned="3" office:value-type="string">
            <text:p text:style-name="P1"><draw:frame draw:style-name="fr1" draw:name="Imagen31" text:anchor-type="as-char" svg:width="8.003cm" svg:height="0.683cm" draw:z-index="30"><draw:image xlink:href="Pictures/10000000000002C90000003D9E1723B1EA64FF39.png" xlink:type="simple" xlink:show="embed" xlink:actuate="onLoad" draw:mime-type="image/png"/></draw:frame></text:p>
          </table:table-cell>
          <table:covered-table-cell/>
          <table:covered-table-cell/>
          <table:table-cell table:style-name="Tabla1.F3" table:number-columns-spanned="3" office:value-type="string">
            <text:p text:style-name="P17">Arrastrando la barra de progreso o deslizador cambiamos el ángulo de giro del servo y el brillo de los LEDs RGB.</text:p>
          </table:table-cell>
          <table:covered-table-cell/>
          <table:covered-table-cell/>
        </table:table-row>
      </table:table>
      <text:p text:style-name="P24">Led apagado H</text:p>
      <text:p text:style-name="P24">Color m y G musica J I <text:s/>vapor W Z muñeco *Z</text:p>
      <text:p text:style-name="P24">sol yz gotas kZ gota tZ Term lZ</text:p>
      <text:p text:style-name="P24">puerta WM u46 vent U9 v60 tras P <text:s/>8 s40</text:p>
      <text:p text:style-name="P24">Nranja V Y x50 verde Yn D80 azul QY E3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 Coca</meta:initial-creator>
    <meta:creation-date>2022-12-16T19:19:11.523820577</meta:creation-date>
    <dc:date>2022-12-19T19:18:14.888880855</dc:date>
    <dc:creator>Fede Coca</dc:creator>
    <meta:editing-duration>PT2H6S</meta:editing-duration>
    <meta:editing-cycles>11</meta:editing-cycles>
    <meta:generator>LibreOffice/7.0.0.3$Linux_X86_64 LibreOffice_project/8061b3e9204bef6b321a21033174034a5e2ea88e</meta:generator>
    <meta:document-statistic meta:table-count="1" meta:image-count="31" meta:object-count="0" meta:page-count="1" meta:paragraph-count="118" meta:word-count="411" meta:character-count="2057" meta:non-whitespace-character-count="1732"/>
  </office:meta>
</office:document-meta>
</file>